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gi-1.2b" svg:font-family="Gargi-1.2b"/>
    <style:font-face style:name="Gargi-1.2b1" svg:font-family="Gargi-1.2b"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sans-serif" svg:font-family="sans-serif"/>
  </office:font-face-decls>
  <office:automatic-styles>
    <style:style style:name="P1" style:family="paragraph" style:parent-style-name="Heading_20_1">
      <style:paragraph-properties fo:break-before="page"/>
      <style:text-properties officeooo:rsid="000d9ca8" officeooo:paragraph-rsid="0015281a"/>
    </style:style>
    <style:style style:name="P2" style:family="paragraph" style:parent-style-name="Heading_20_1">
      <style:text-properties officeooo:rsid="0015281a" officeooo:paragraph-rsid="0015281a"/>
    </style:style>
    <style:style style:name="P3" style:family="paragraph" style:parent-style-name="Heading_20_2">
      <style:text-properties style:font-name="Roboto" officeooo:paragraph-rsid="0015281a"/>
    </style:style>
    <style:style style:name="P4" style:family="paragraph" style:parent-style-name="Heading_20_2">
      <style:text-properties officeooo:rsid="000d9ca8" officeooo:paragraph-rsid="0015281a"/>
    </style:style>
    <style:style style:name="P5" style:family="paragraph" style:parent-style-name="Heading_20_2">
      <style:text-properties officeooo:paragraph-rsid="0015281a"/>
    </style:style>
    <style:style style:name="P6" style:family="paragraph" style:parent-style-name="Heading_20_2">
      <style:text-properties officeooo:rsid="0015281a" officeooo:paragraph-rsid="0015281a"/>
    </style:style>
    <style:style style:name="P7" style:family="paragraph" style:parent-style-name="Heading_20_2">
      <style:paragraph-properties fo:break-before="page"/>
      <style:text-properties officeooo:rsid="0015281a" officeooo:paragraph-rsid="0015281a"/>
    </style:style>
    <style:style style:name="P8" style:family="paragraph" style:parent-style-name="Heading_20_2" style:list-style-name="">
      <style:text-properties officeooo:rsid="0015281a" officeooo:paragraph-rsid="0015281a"/>
    </style:style>
    <style:style style:name="P9" style:family="paragraph" style:parent-style-name="Text_20_body">
      <style:text-properties officeooo:rsid="000d9ca8" officeooo:paragraph-rsid="0015281a"/>
    </style:style>
    <style:style style:name="P10" style:family="paragraph" style:parent-style-name="Text_20_body" style:list-style-name="L1">
      <style:text-properties officeooo:rsid="000d9ca8" officeooo:paragraph-rsid="0015281a"/>
    </style:style>
    <style:style style:name="P11" style:family="paragraph" style:parent-style-name="Text_20_body" style:list-style-name="L2">
      <style:text-properties officeooo:rsid="000d9ca8" officeooo:paragraph-rsid="0015281a"/>
    </style:style>
    <style:style style:name="P12" style:family="paragraph" style:parent-style-name="Text_20_body">
      <style:text-properties officeooo:paragraph-rsid="0015281a"/>
    </style:style>
    <style:style style:name="P13" style:family="paragraph" style:parent-style-name="Text_20_body">
      <style:text-properties officeooo:rsid="0015281a" officeooo:paragraph-rsid="0015281a"/>
    </style:style>
    <style:style style:name="P1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loext:hyphenation-no-last-word="false"/>
    </style:style>
    <style:style style:name="P15" style:family="paragraph">
      <loext:graphic-properties draw:fill="none" draw:fill-color="#ffffff"/>
      <style:text-properties style:font-name="Roboto"/>
    </style:style>
    <style:style style:name="P16" style:family="paragraph">
      <style:paragraph-properties fo:text-align="center"/>
    </style:style>
    <style:style style:name="P17" style:family="paragraph">
      <loext:graphic-properties draw:fill="none" draw:fill-color="#ffffff"/>
      <style:paragraph-properties fo:text-align="center"/>
      <style:text-properties style:font-name="Roboto" fo:font-size="28pt" fo:font-weight="bold" style:font-size-asian="28pt" style:font-weight-asian="bold" style:font-size-complex="28pt" style:font-weight-complex="bold"/>
    </style:style>
    <style:style style:name="T1" style:family="text">
      <style:text-properties officeooo:rsid="000d9ca8"/>
    </style:style>
    <style:style style:name="T2" style:family="text">
      <style:text-properties style:font-name="Roboto" officeooo:rsid="0015281a"/>
    </style:style>
    <style:style style:name="T3" style:family="text">
      <style:text-properties officeooo:rsid="0015281a"/>
    </style:style>
    <style:style style:name="T4" style:family="text">
      <style:text-properties fo:color="#e8bf6a" loext:opacity="100%" style:font-name="JetBrains Mono" fo:font-size="10pt" fo:font-style="normal" fo:font-weight="normal" style:font-size-asian="10pt" style:font-style-asian="normal" style:font-weight-asian="normal"/>
    </style:style>
    <style:style style:name="T5" style:family="text">
      <style:text-properties style:font-name="Roboto"/>
    </style:style>
    <style:style style:name="T6" style:family="text">
      <style:text-properties style:font-name="Roboto" fo:font-size="28pt" fo:font-weight="bold" style:font-size-asian="28pt" style:font-weight-asian="bold" style:font-size-complex="28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draw:textarea-vertical-align="bottom" fo:min-height="1.361in" style:run-through="foreground" style:wrap="run-through" style:number-wrapped-paragraphs="no-limit" style:vertical-pos="bottom" style:vertical-rel="page-content" style:horizontal-pos="from-inside" style:horizontal-rel="page-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2.6165in" style:run-through="foreground" style:wrap="run-through" style:number-wrapped-paragraphs="no-limit" style:vertical-pos="middle" style:vertical-rel="page" style:horizontal-pos="center"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Text Frame 2" draw:style-name="gr1" draw:text-style-name="P15" svg:width="2.2504in" svg:height="1.3614in" svg:x="0in" svg:y="8.7563in">
        <draw:text-box>
          <text:p text:style-name="P14"><text:span text:style-name="T5">Meno: Richard Závodský</text:span></text:p>
          <text:p text:style-name="P14"><text:span text:style-name="T5">Rok: 2022/2023</text:span></text:p>
        </draw:text-box>
      </draw:frame>
      <draw:frame text:anchor-type="page" text:anchor-page-number="1" draw:z-index="0" draw:name="Text Frame 1" draw:style-name="gr2" draw:text-style-name="P17" svg:width="4.0906in" svg:height="2.6169in" svg:x="2.089in" svg:y="4.5382in">
        <draw:text-box>
          <text:p text:style-name="P16"><text:span text:style-name="T6">Semestrálna Práca</text:span></text:p>
          <text:p text:style-name="P16"><text:span text:style-name="T6">VAMZ</text:span></text:p>
        </draw:text-box>
      </draw:frame>
      <text:p text:style-name="Title"/>
      <text:h text:style-name="P1" text:outline-level="1">Opis Aplikácie</text:h>
      <text:p text:style-name="P9">Aplikácia slúži na krátkodobé plánovanie práce pre dnešný deň. Z už existujúceho systému na zapisovanie úloh zistí, aké úlohy je treba vykonať, a umožní používateľovi naplánovať prácu na týchto úlohách. </text:p>
      <text:h text:style-name="P3" text:outline-level="2">Zdroj úloh</text:h>
      <text:p text:style-name="P12"><text:span text:style-name="T1">Všetky úlohy a poznámky si na počítači cez program Emacs zapisujem do textového súboru s formátom Org mode (</text:span><text:a xlink:type="simple" xlink:href="https://orgmode.org/" text:style-name="Internet_20_link" text:visited-style-name="Visited_20_Internet_20_Link"><text:span text:style-name="T1">https://orgmode.org</text:span></text:a><text:span text:style-name="T1">). Tento súbor </text:span><text:span text:style-name="T3">je</text:span><text:span text:style-name="T1"> externe synchronizovaný s mobilom (napr. pomocou aplikácie </text:span><text:a xlink:type="simple" xlink:href="https://play.google.com/store/apps/details/Syncthing?id=com.nutomic.syncthingandroid" text:style-name="Internet_20_link" text:visited-style-name="Visited_20_Internet_20_Link"><text:span text:style-name="T1">Syncthing</text:span></text:a><text:span text:style-name="T1"> alebo </text:span><text:a xlink:type="simple" xlink:href="https://play.google.com/store/apps/details?id=com.dropbox.android" text:style-name="Internet_20_link" text:visited-style-name="Visited_20_Internet_20_Link"><text:span text:style-name="T1">Dropbox</text:span></text:a><text:span text:style-name="T1">), kde ho aplikácia prečíta.</text:span></text:p>
      <text:p text:style-name="P9">V Org formáte má každá úloha aj rôzne dáta, ktoré by aplikácia využívala, napr. deadline úlohy, priorita, očakávaná dĺžka práce, popis, atď.</text:p>
      <text:h text:style-name="P4" text:outline-level="2">Plánovacie bloky</text:h>
      <text:p text:style-name="P9">Plánovanie <text:span text:style-name="T3">je</text:span> realizované v blokoch, ktoré obsah<text:span text:style-name="T3">ujú</text:span> plánovaný čas začiatku a konca, a úlohu, ktorá sa má počas daného bloku vykonávať.</text:p>
      <text:p text:style-name="P9"><text:span text:style-name="T3">Exi</text:span>st<text:span text:style-name="T3">ujú</text:span> 2 typy blokov:</text:p>
      <text:list text:style-name="L1">
        <text:list-item>
          <text:p text:style-name="P10">Plán úlohy – Je spojený s nejakou úlohou uloženou v org súbore</text:p>
        </text:list-item>
        <text:list-item>
          <text:p text:style-name="P10">Jednorázový plán – Nie je spojený so žiadnou dlhodobou úlohou, je vytvorený iba na jeden deň a používa sa pre plánovanie jednorazových úloh/udalostí (napr. nákup)</text:p>
        </text:list-item>
      </text:list>
      <text:h text:style-name="P5" text:outline-level="2">História</text:h>
      <text:p text:style-name="Text_20_body">Aplikácia <text:span text:style-name="T3">ukladá</text:span> históriu plánov, a umožní používateľovi zobraziť plán z hociakého predchádzajúceho dňa.</text:p>
      <text:h text:style-name="P5" text:outline-level="2"><text:span text:style-name="T3">Miniaplikácia</text:span></text:h>
      <text:p text:style-name="Text_20_body">Aplikácia obsahuje miniaplikáciu, ktorá zobrazuje aktuálny, prípadne nasledujúci blok.</text:p>
      <text:h text:style-name="P5" text:outline-level="2"><text:span text:style-name="T3">Notifikácie</text:span></text:h>
      <text:p text:style-name="P13">Aplikácia pošle používateľovi notifikáciu o začiatku plánovaného bloku. Používateľ si môže nastaviť, aby aplikácia posielala notifikácie o niekoľko minút skôr.</text:p>
      <text:h text:style-name="P8" text:outline-level="2"/>
      <text:h text:style-name="P7" text:outline-level="2">Podobné aplikácie</text:h>
      <text:list text:style-name="L2">
        <text:list-item>
          <text:p text:style-name="P11">Google Calendar – Umožňuje plánovať úlohy a udalosti, ale je určená skôr na dlhodobé plánovanie, napr. niekoľko dní dopredu. Vytváranie plánov trvá veľmi dlho, keďže používateľ musí písať názov, čas, atď. pre každý blok samostatne. Úprava plánov (napr. presúvanie blokov) je tiež pomalá. Nedokáže čítať úlohy z org súborov.</text:p>
        </text:list-item>
        <text:list-item>
          <text:p text:style-name="P11">Orgzly – Dokáže čítať a upravovať org súbory, ale nedokáže vytvárať plány. Nepodporuje niektoré potrebné funkcie org súborov.</text:p>
        </text:list-item>
      </text:list>
      <text:p text:style-name="P9">Táto aplikácia je veľmi špecifická pre moje požiadavky a musí pracovať s mojim vlastným systémom zapisovania úloh, preto aplikácia, ktorá by takéto niečo robila, pravdepodobne neexistuje.</text:p>
      <text:h text:style-name="P2" text:outline-level="1">Návrh aplikácie</text:h>
      <text:p text:style-name="P13">Aplikácia obsahuje jednu aktivitu MainActivity, v ktorej sú pomocou knižnice Navigation zobrazené rôzne fragmenty.</text:p>
      <text:h text:style-name="P6" text:outline-level="2">MainFragment</text:h>
      <text:p text:style-name="P13">Hlavný fragment aplikácie, zobrazí sa pri spustení aplikácie. Obsahuje vlastný view EditableDayView, ktorý zobrazuje všetky plánovacie bloky na dnešný deň. Podržaním na hornej časti bloku sa môže blok presunúť, podržaním na spodnej časti sa môže zmeniť dĺžka bloku. Kliknutím na blok sa otvorí PlanDetailFragment pre daný blok. Fragment má aj FloatingActionButton, pomocou ktorého sa dá presunúť na PlanAddFragment.</text:p>
      <text:p text:style-name="P13">Tento fragment používa ViewBinding.</text:p>
      <text:h text:style-name="P6" text:outline-level="2">PlanAddFragment</text:h>
      <text:p text:style-name="P13">Umožnuje používateľovi pridávať plánovacie bloky na dnešný deň. Po otvorení sa používateľovi zobrazia všetky úlohy z org súboru, ktoré sú zoradené podľa priority. Zároveň používateľ môže vytvoriť jednorázové plány. Vybraté úlohy si uchovávajú poradie, v ktorom boli vybraté, a v tom poradí sa aj vložia do dňa.</text:p>
      <text:p text:style-name="P13">Tento fragment používa ViewBinding, zoznam úloh je zobrazený pomocou RecyclerView. Jednotlivé úlohy sú zobrazené pomocou layoutu task_item.xml, ktorý používa DataBinding. Na ukladanie stavu používa ViewModel.</text:p>
      <text:h text:style-name="P6" text:outline-level="2">PlanDetailFragment</text:h>
      <text:p text:style-name="P13">Zobrazuje detail daného plánovacieho bloku. Ak je to blok plánovania úlohy, zobrazí informácie o úlohe, ako napr. deadline, prioritu, popis. Ak je to jednorázový blok, zobrazí názov úlohy. Ak je plán z dnešného dňa, dovolí ho používateľovi aj vymazať.</text:p>
      <text:p text:style-name="P13"><text:soft-page-break/>Tento fragment používa DataBinding.</text:p>
      <text:h text:style-name="P6" text:outline-level="2">PlanHistoryFragment</text:h>
      <text:p text:style-name="P13">Zobrazuje históriu plánov. Používateľ môže zvoliť dátum a fragment zobrazí pomocou vlastného view DayView plány zo zvoleného dňa. Tento plán už nie je editovateľný.</text:p>
      <text:p text:style-name="P13">Tento fragment používa ViewBinding.</text:p>
      <text:h text:style-name="P6" text:outline-level="2" text:is-list-header="true">PreferencesFragment</text:h>
      <text:p text:style-name="P13">Je to fragment generovaný knižnicou Preferences, umožňuje používateľovi meniť nastavenia. Používateľ môže zvoliť cestu k Org súboru, počiatočnú dĺžku plánov a hodinu v ktorej má aplikácia začat pridávať plány.</text:p>
      <text:h text:style-name="P6" text:outline-level="2">OrgParser</text:h>
      <text:p text:style-name="P13">Dokáže prečítať org súbor a vybrať z neho informácie o úlohách, ich deadlinoch, prioritách, atď. Tieto úlohy sú uložené do inštancií triedy OrgTask.</text:p>
      <text:h text:style-name="P5" text:outline-level="2"><text:span text:style-name="T3">Ukladanie dát</text:span></text:h>
      <text:p text:style-name="P13">Jednotlivé plány sú uložené v triede PlanBlock, ktorá je zároveň entitou Room databázy PlanBlockDatabase. Všetky operácie s databázou sú vykonané asynchrónne. Dotazy sú realizované pomocou LiveData, čiže fragmenty aplikácie správne odpovedajú na zmeny v databáze.</text:p>
      <text:p text:style-name="P13">Trieda Tasks uchováva úlohy z org súboru, a zároveň pomocou FileObserver pozoruje zmeny v org súbore. Ak zachytí nejakú zmenu, súbor znovu prečíta a aktualizuje dáta. Dáta sú v triede Tasks uložené pomocou LiveData, takže iné triedy môžu reagovať na prípadné zmeny.</text:p>
      <text:h text:style-name="P6" text:outline-level="2">Notifikácie</text:h>
      <text:p text:style-name="P13">Pri hociakej úprave plánov v dnešnom dni aplikácia nastaví časovače pre dnešné bloky pomocou AlarmManager, ktoré v čase začatia bloku odošlú broadcast, ktorý zachytí NotificationBroadcastReceiver. Ten potom pošle notifikáciu o začatí bloku.</text:p>
      <text:h text:style-name="P6" text:outline-level="2">Widget</text:h>
      <text:p text:style-name="P13">Aplikácia má jeden widget, ktorý zobrazuje aktuálny alebo nasledujúci blok. Tento widget je vytvorený triedou SmallAppWidgetProvider. Po kliknutí na widget sa otvorí aplikácia. Widget je aktualizovaný vždy pri zatvorení aplikácie, alebo pri notifikáciach triedou NotificationBroadcastReceiver.</text:p>
      <text:h text:style-name="P6" text:outline-level="2"><text:soft-page-break/>Štýly</text:h>
      <text:p text:style-name="P13">Aplikácia má definované vlastné štýly pre tmavý aj svetlý režim, prispôsobuje sa teda nastaveniam telefónu.</text:p>
      <text:h text:style-name="P6" text:outline-level="2">Použité zdroje</text:h>
      <text:p text:style-name="P12"><text:span text:style-name="T3">V aplikácii je použitá jedna externá knižnica </text:span><text:a xlink:type="simple" xlink:href="https://github.com/h6ah4i/android-numberpickerprefcompat" text:style-name="Internet_20_link" text:visited-style-name="Visited_20_Internet_20_Link"><text:span text:style-name="T3">https://github.com/h6ah4i/android-numberpickerprefcompat</text:span></text:a><text:span text:style-name="T3">, ktorá pridáva triedu </text:span><text:span text:style-name="T2">NumberPickerPreferenceCompat, ktorá umožní vytvoriť nastavenie pre vybratie čísl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gi-1.2b" svg:font-family="Gargi-1.2b"/>
    <style:font-face style:name="Gargi-1.2b1" svg:font-family="Gargi-1.2b"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Gargi-1.2b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Gargi-1.2b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Gargi-1.2b1"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Roboto" fo:font-family="Roboto" style:font-pitch="variable"/>
    </style:style>
    <style:style style:name="List" style:family="paragraph" style:parent-style-name="Text_20_body" style:class="list">
      <style:text-properties style:font-size-asian="12pt" style:font-name-complex="Gargi-1.2b" style:font-family-complex="Gargi-1.2b"/>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Gargi-1.2b"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 style:font-family-complex="Gargi-1.2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Roboto" fo:font-family="Roboto"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officeooo:rsid="000d9ca8" style:font-size-asian="16pt" style:font-weight-asian="bold" style:font-size-complex="16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20:04:32.167156396</meta:creation-date>
    <meta:editing-duration>PT1H14M13S</meta:editing-duration>
    <meta:editing-cycles>3</meta:editing-cycles>
    <meta:generator>LibreOffice/7.5.3.2$Linux_X86_64 LibreOffice_project/50$Build-2</meta:generator>
    <dc:title>Semestralka</dc:title>
    <dc:date>2023-06-14T21:18:46.020986237</dc:date>
    <meta:document-statistic meta:table-count="0" meta:image-count="0" meta:object-count="0" meta:page-count="5" meta:paragraph-count="49" meta:word-count="760" meta:character-count="5511" meta:non-whitespace-character-count="4799"/>
    <meta:template xlink:type="simple" xlink:actuate="onRequest" xlink:title="Semestralka" xlink:href="../../../../../../.config/libreoffice/4/user/template/Semestralka.ott" meta:date="2023-06-14T20:04:31.817332416"/>
  </office:meta>
</office:document-meta>
</file>